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fo:font-size="11pt" officeooo:paragraph-rsid="002d4e68" style:font-size-asian="11pt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1pt" officeooo:paragraph-rsid="0023005e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1pt" officeooo:paragraph-rsid="0020bc75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1pt" officeooo:paragraph-rsid="0026fd17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1pt" officeooo:paragraph-rsid="0024fdad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officeooo:paragraph-rsid="00289b60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paragraph-rsid="001efa52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officeooo:paragraph-rsid="00223dee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officeooo:paragraph-rsid="001d9b60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officeooo:paragraph-rsid="0029afc7" style:font-size-asian="11pt" style:font-size-complex="11pt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2">
      <style:paragraph-properties fo:margin-left="0cm" fo:margin-right="0cm" fo:text-indent="0cm" style:auto-text-indent="false" fo:break-before="page"/>
    </style:style>
    <style:style style:name="P14" style:family="paragraph" style:parent-style-name="Heading_20_1" style:master-page-name="Standard">
      <style:paragraph-properties style:page-number="auto"/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b1091"/>
    </style:style>
    <style:style style:name="T4" style:family="text">
      <style:text-properties officeooo:rsid="001b807c"/>
    </style:style>
    <style:style style:name="T5" style:family="text">
      <style:text-properties officeooo:rsid="001d9b60"/>
    </style:style>
    <style:style style:name="T6" style:family="text">
      <style:text-properties officeooo:rsid="001e7118"/>
    </style:style>
    <style:style style:name="T7" style:family="text">
      <style:text-properties officeooo:rsid="001efa52"/>
    </style:style>
    <style:style style:name="T8" style:family="text">
      <style:text-properties officeooo:rsid="001fd5bf"/>
    </style:style>
    <style:style style:name="T9" style:family="text">
      <style:text-properties officeooo:rsid="0020bc75"/>
    </style:style>
    <style:style style:name="T10" style:family="text">
      <style:text-properties officeooo:rsid="00223dee"/>
    </style:style>
    <style:style style:name="T11" style:family="text">
      <style:text-properties officeooo:rsid="0022a545"/>
    </style:style>
    <style:style style:name="T12" style:family="text">
      <style:text-properties officeooo:rsid="0023005e"/>
    </style:style>
    <style:style style:name="T13" style:family="text">
      <style:text-properties officeooo:rsid="0024fdad"/>
    </style:style>
    <style:style style:name="T14" style:family="text">
      <style:text-properties officeooo:rsid="0026fd17"/>
    </style:style>
    <style:style style:name="T15" style:family="text">
      <style:text-properties officeooo:rsid="00289b60"/>
    </style:style>
    <style:style style:name="T16" style:family="text">
      <style:text-properties officeooo:rsid="0029afc7"/>
    </style:style>
    <style:style style:name="T17" style:family="text">
      <style:text-properties officeooo:rsid="002b4944"/>
    </style:style>
    <style:style style:name="T18" style:family="text">
      <style:text-properties officeooo:rsid="002b83e3"/>
    </style:style>
    <style:style style:name="T19" style:family="text">
      <style:text-properties fo:font-size="14pt" officeooo:rsid="002b83e3" style:font-size-asian="14pt" style:font-size-complex="14pt"/>
    </style:style>
    <style:style style:name="T20" style:family="text">
      <style:text-properties officeooo:rsid="002d4e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8">Aquaria</text:span></text:h>
      <text:p text:style-name="P2"><text:span text:style-name="T18">Emily, eine junge Frau die bei ihrer Mutter aufwuchs, <text:s/>erhält eine Einladung von ihrem bis jetzt ihr unbekannten Vater. Ihr Vater lebt auf einer fernen Inse</text:span><text:span text:style-name="T20">l</text:span><text:span text:style-name="T18">. Innerlich zerrissen von der Tatsache, dass ihr leiblicher Vater sie bis jetzt nie kontaktiert oder besucht hatte, begibt sie sich schließlich auf den Weg. </text:span></text:p>
      <text:p text:style-name="P3"><text:span text:style-name="T9">- </text:span><text:span text:style-name="T12">Beim ersten Zusammentreffen mit Vater am Hafen stolpert Emily aus Nervosität ins Wasser.</text:span></text:p>
      <text:p text:style-name="P3"><text:span text:style-name="T12">-</text:span><text:span text:style-name="T9"> Unterwasser trifft sie auf <text:s/></text:span><text:span text:style-name="T13">eine sterbende </text:span><text:span text:style-name="T9">Mutter</text:span></text:p>
      <text:p text:style-name="P4"><text:span text:style-name="T9">- Bitte, sich um </text:span><text:span text:style-name="T17">deren</text:span><text:span text:style-name="T9"> Sohn zu kümmern</text:span></text:p>
      <text:p text:style-name="P4"><text:span text:style-name="T9"/></text:p>
      <text:p text:style-name="P5"><text:span text:style-name="T14">Geist der Mutter als Mentor</text:span></text:p>
      <text:p text:style-name="P6"><text:span text:style-name="T13">Aufgabe</text:span><text:span text:style-name="T14">n....</text:span><text:span text:style-name="T13"> hungrigen Sohn zu ernähren.</text:span></text:p>
      <text:p text:style-name="P7"><text:span text:style-name="T15">Spielananlyse: Rätsel/Lieder -Taktik führt zu b) <text:s/>, Kampf-Taktik führt zu c)</text:span></text:p>
      <text:p text:style-name="P7"><text:span text:style-name="T15"/></text:p>
      <text:p text:style-name="P8"><text:span text:style-name="T3">a) </text:span><text:span text:style-name="T10">Nach erster Chance, </text:span><text:span text:style-name="T3">kehrt Unterwasserwelt den Rücken, </text:span><text:span text:style-name="T4">entzieht sich der Verantwortung</text:span><text:span text:style-name="T3">, </text:span></text:p>
      <text:p text:style-name="P8"><text:span text:style-name="T3">//</text:span><text:span text:style-name="T7">Flucht vor Realität// </text:span><text:span text:style-name="T17">Gleichgültigkeit gegenüber dem eigenen Vater</text:span></text:p>
      <text:p text:style-name="P8"><text:span text:style-name="T5"/></text:p>
      <text:p text:style-name="P9"><text:span text:style-name="T5">b</text:span><text:span text:style-name="T3">) </text:span><text:span text:style-name="T15">Man bekommt Hinweis, dass man den Sohn verlassen muss ,</text:span><text:span text:style-name="T10">um dessen Leben zu schützen</text:span><text:span text:style-name="T3">,</text:span></text:p>
      <text:p text:style-name="P9"><text:span text:style-name="T3"><text:s/>anschließende Versöhnung mit eigenem Vater,</text:span></text:p>
      <text:p text:style-name="P8"><text:span text:style-name="T3">// </text:span><text:span text:style-name="T7">Verständnis //</text:span><text:span text:style-name="T4">Harmonie</text:span></text:p>
      <text:p text:style-name="P10"><text:span text:style-name="T5"/></text:p>
      <text:p text:style-name="P11"><text:span text:style-name="T5">c) </text:span><text:span text:style-name="T16">Böse Kampfform führt zum Tod des Sohnens</text:span></text:p>
      <text:p text:style-name="P11"><text:span text:style-name="T5">//</text:span><text:span text:style-name="T7">Selbstsüchtig// </text:span><text:span text:style-name="T8">Streben nach Mach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vio</meta:initial-creator>
    <meta:editing-cycles>24</meta:editing-cycles>
    <meta:creation-date>2012-11-13T17:34:00</meta:creation-date>
    <dc:date>2012-11-19T16:04:55.06</dc:date>
    <meta:editing-duration>PT1H39M58S</meta:editing-duration>
    <meta:generator>LibreOffice/3.6$Windows_x86 LibreOffice_project/e29a214-2bbed72-0621de6-a97528c-8f066d</meta:generator>
    <meta:document-statistic meta:table-count="0" meta:image-count="0" meta:object-count="0" meta:page-count="1" meta:paragraph-count="15" meta:word-count="157" meta:character-count="1035" meta:non-whitespace-character-count="8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